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4.267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4.471cm"/>
    </style:style>
    <style:style style:name="co10" style:family="table-column">
      <style:table-column-properties fo:break-before="auto" style:column-width="5.378cm"/>
    </style:style>
    <style:style style:name="co11" style:family="table-column">
      <style:table-column-properties fo:break-before="auto" style:column-width="20.609cm"/>
    </style:style>
    <style:style style:name="co12" style:family="table-column">
      <style:table-column-properties fo:break-before="auto" style:column-width="13.982cm"/>
    </style:style>
    <style:style style:name="co13" style:family="table-column">
      <style:table-column-properties fo:break-before="auto" style:column-width="17.6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1cm" fo:break-before="auto" style:use-optimal-row-height="false"/>
    </style:style>
    <style:style style:name="ro2" style:family="table-row">
      <style:table-row-properties style:row-height="4.001cm" fo:break-before="auto" style:use-optimal-row-height="false"/>
    </style:style>
    <style:style style:name="ro3" style:family="table-row">
      <style:table-row-properties style:row-height="6.712cm" fo:break-before="auto" style:use-optimal-row-height="false"/>
    </style:style>
    <style:style style:name="ro4" style:family="table-row">
      <style:table-row-properties style:row-height="5.988cm" fo:break-before="auto" style:use-optimal-row-height="false"/>
    </style:style>
    <style:style style:name="ro5" style:family="table-row">
      <style:table-row-properties style:row-height="5.528cm" fo:break-before="auto" style:use-optimal-row-height="false"/>
    </style:style>
    <style:style style:name="ro6" style:family="table-row">
      <style:table-row-properties style:row-height="5.856cm" fo:break-before="auto" style:use-optimal-row-height="false"/>
    </style:style>
    <style:style style:name="ro7" style:family="table-row">
      <style:table-row-properties style:row-height="6.51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4" table:default-cell-style-name="ce8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1" office:value-type="string" calcext:value-type="string">
            <text:p>killed_by_suites</text:p>
          </table:table-cell>
          <table:table-cell table:style-name="ce5" office:value-type="string" calcext:value-type="string">
            <text:p>survived_in_suites</text:p>
          </table:table-cell>
          <table:table-cell table:style-name="ce5" office:value-type="string" calcext:value-type="string">
            <text:p>no_coverage_suites</text:p>
          </table:table-cell>
          <table:table-cell table:style-name="ce6" table:number-columns-repeated="44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imesGrok_FS4Test, PrimesLlama_ZS1Test, PrimesQwen_OS3Test, PrimesGrok_ZS5Test, PrimesGrok_FS1Test, PrimesLlama_OS3Test, PrimesQwen_ZS2Test, PrimesQwen_ZS4Test, PrimesLlama_ZS5Test, PrimesGrok_ZS2Test, PrimesGrok_ZS1Test, PrimesLlama_ZS2Test, PrimesGrok_FS5Test, PrimesGrok_FS2Test, PrimesLlama_FS2Test, PrimesLlama_OS5Test, PrimesLlama_FS4Test, PrimesQwen_FS4Test, PrimesLlama_OS2Test, PrimesGrok_OS2Test, PrimesGrok_FS3Test, PrimesQwen_OS5Test, PrimesQwen_ZS5Test, PrimesGrok_OS1Test, PrimesQwen_ZS1Test, PrimesGrok_OS5Test, PrimesLlama_FS3Test, PrimesQwen_FS5Test, PrimesLlama_FS5Test, PrimesQwen_FS3Test, PrimesLlama_ZS3Test, PrimesLlama_OS4Test, PrimesQwen_ZS3Test, PrimesQwen_OS1Test</text:p>
          </table:table-cell>
          <table:table-cell table:style-name="ce2" office:value-type="string" calcext:value-type="string">
            <text:p>PrimesQwen_POT2Test, PrimesGrok_COC1Test, PrimesLlama_COC1Test, PrimesLlama_POT5Test, PrimesLlama_POT1Test, PrimesGrok_POT4Test, PrimesGrok_COC4Test, PrimesLlama_POT3Test, PrimesGrok_POT3Test, PrimesLlama_POT2Test</text:p>
          </table:table-cell>
          <table:table-cell table:style-name="ce2" office:value-type="string" calcext:value-type="string">
            <text:p>-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rimesQwen_POT2Test, PrimesGrok_FS4Test, PrimesQwen_OS3Test, PrimesGrok_ZS5Test, PrimesGrok_FS1Test, PrimesGrok_COC1Test, PrimesGrok_ZS2Test, PrimesGrok_ZS1Test, PrimesLlama_COC1Test, PrimesGrok_FS5Test, PrimesGrok_FS2Test, PrimesLlama_POT5Test, PrimesQwen_FS4Test, PrimesGrok_OS2Test, PrimesGrok_FS3Test, PrimesLlama_POT1Test, PrimesQwen_OS5Test, PrimesQwen_ZS5Test, PrimesGrok_OS1Test, PrimesQwen_ZS1Test, PrimesGrok_POT4Test, PrimesGrok_OS5Test, PrimesGrok_COC4Test, PrimesQwen_FS5Test, PrimesLlama_POT3Test, PrimesQwen_FS3Test, PrimesQwen_ZS3Test, PrimesGrok_POT3Test, PrimesQwen_OS1Test, PrimesLlama_POT2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imesLlama_ZS1Test, PrimesLlama_OS3Test, PrimesQwen_ZS2Test, PrimesQwen_ZS4Test, PrimesLlama_ZS5Test, PrimesLlama_ZS2Test, PrimesLlama_FS2Test, PrimesLlama_OS5Test, PrimesLlama_FS4Test, PrimesLlama_OS2Test, PrimesLlama_FS3Test, PrimesLlama_FS5Test, PrimesLlama_ZS3Test, PrimesLlama_OS4Test</text:p>
          </table:table-cell>
          <table:table-cell table:number-columns-repeated="44"/>
        </table:table-row>
        <table:table-row table:style-name="ro2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rimesQwen_POT2Test, PrimesGrok_ZS5Test, PrimesGrok_COC1Test, PrimesGrok_ZS2Test, PrimesGrok_OS2Test, PrimesGrok_POT4Test, PrimesGrok_COC4Test, PrimesGrok_POT3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imesGrok_FS4Test, PrimesLlama_ZS1Test, PrimesQwen_OS3Test, PrimesGrok_FS1Test, PrimesLlama_OS3Test, PrimesQwen_ZS2Test, PrimesQwen_ZS4Test, PrimesLlama_ZS5Test, PrimesGrok_ZS1Test, PrimesLlama_ZS2Test, PrimesLlama_COC1Test, PrimesGrok_FS5Test, PrimesGrok_FS2Test, PrimesLlama_POT5Test, PrimesLlama_FS2Test, PrimesLlama_OS5Test, PrimesLlama_FS4Test, PrimesQwen_FS4Test, PrimesLlama_OS2Test, PrimesGrok_FS3Test, PrimesLlama_POT1Test, PrimesQwen_OS5Test, PrimesQwen_ZS5Test, PrimesGrok_OS1Test, PrimesQwen_ZS1Test, PrimesGrok_OS5Test, PrimesLlama_FS3Test, PrimesQwen_FS5Test, PrimesLlama_FS5Test, PrimesLlama_POT3Test, PrimesQwen_FS3Test, PrimesLlama_ZS3Test, PrimesLlama_OS4Test, PrimesQwen_ZS3Test, PrimesQwen_OS1Test, PrimesLlama_POT2Test</text:p>
          </table:table-cell>
          <table:table-cell table:number-columns-repeated="44"/>
        </table:table-row>
        <table:table-row table:style-name="ro3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imesGrok_COC1Test, PrimesGrok_POT4Test, PrimesGrok_COC4Test, PrimesQwen_FS3Test, PrimesGrok_POT3Test</text:p>
          </table:table-cell>
          <table:table-cell table:style-name="ce2" office:value-type="string" calcext:value-type="string">
            <text:p>PrimesQwen_POT2Test, PrimesGrok_FS4Test, PrimesLlama_ZS1Test, PrimesQwen_OS3Test, PrimesGrok_ZS5Test, PrimesGrok_FS1Test, PrimesLlama_OS3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OS5Test, PrimesLlama_FS3Test, PrimesQwen_FS5Test, PrimesLlama_FS5Test, PrimesLlama_POT3Test, PrimesLlama_ZS3Test, PrimesLlama_OS4Test, PrimesQwen_ZS3Test, PrimesQwen_OS1Test, PrimesLlama_POT2Test</text:p>
          </table:table-cell>
          <table:table-cell table:style-name="ce7" table:number-columns-repeated="44"/>
        </table:table-row>
        <table:table-row table:style-name="ro4">
          <table:table-cell table:style-name="ce2" office:value-type="string" calcext:value-type="string">
            <text:p>Primes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IncrementsMutator</text:p>
          </table:table-cell>
          <table:table-cell table:style-name="ce2" office:value-type="string" calcext:value-type="string">
            <text:p>nextPrime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rimesGrok_POT4Test, PrimesQwen_FS3Test, PrimesGrok_POT3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OS5Test, PrimesLlama_FS3Test, PrimesGrok_COC4Test, PrimesQwen_FS5Test, PrimesLlama_FS5Test, PrimesLlama_POT3Test, PrimesLlama_ZS3Test, PrimesLlama_OS4Test, PrimesQwen_ZS3Test, PrimesQwen_OS1Test, PrimesLlama_POT2Test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nextPri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table:style-name="ce4" office:value-type="string" calcext:value-type="string">
            <text:p>Primes</text:p>
          </table:table-cell>
          <table:table-cell table:style-name="ce4" office:value-type="string" calcext:value-type="string">
            <text:p>M007</text:p>
          </table:table-cell>
          <table:table-cell table:style-name="ce4" office:value-type="string" calcext:value-type="string">
            <text:p>OP03</text:p>
          </table:table-cell>
          <table:table-cell table:style-name="ce4" office:value-type="string" calcext:value-type="string">
            <text:p>org.pitest.mutationtest.engine.gregor.mutators.MathMutator</text:p>
          </table:table-cell>
          <table:table-cell table:style-name="ce4" office:value-type="string" calcext:value-type="string">
            <text:p>nextPrime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rimesQwen_POT2Test, PrimesGrok_ZS5Test, PrimesGrok_COC1Test, PrimesGrok_ZS2Test, PrimesGrok_OS2Test, PrimesGrok_COC4Test, PrimesGrok_POT3Test</text:p>
          </table:table-cell>
          <table:table-cell table:style-name="ce4" office:value-type="string" calcext:value-type="string">
            <text:p>PrimesGrok_FS4Test, PrimesQwen_OS3Test, PrimesGrok_FS1Test, PrimesGrok_ZS1Test, PrimesLlama_COC1Test, PrimesGrok_FS5Test, PrimesGrok_FS2Test, PrimesLlama_POT5Test, PrimesQwen_FS4Test, PrimesGrok_FS3Test, PrimesLlama_POT1Test, PrimesQwen_OS5Test, PrimesQwen_ZS5Test, PrimesGrok_OS1Test, PrimesQwen_ZS1Test, PrimesGrok_POT4Test, PrimesGrok_OS5Test, PrimesQwen_FS5Test, PrimesLlama_POT3Test, PrimesQwen_FS3Test, PrimesQwen_ZS3Test, PrimesQwen_OS1Test, PrimesLlama_POT2Test</text:p>
          </table:table-cell>
          <table:table-cell table:style-name="ce4" office:value-type="string" calcext:value-type="string">
            <text:p>PrimesLlama_ZS1Test, PrimesLlama_OS3Test, PrimesQwen_ZS2Test, PrimesQwen_ZS4Test, PrimesLlama_ZS5Test, PrimesLlama_ZS2Test, PrimesLlama_FS2Test, PrimesLlama_OS5Test, PrimesLlama_FS4Test, PrimesLlama_OS2Test, PrimesLlama_FS3Test, PrimesLlama_FS5Test, PrimesLlama_ZS3Test, PrimesLlama_OS4Test</text:p>
          </table:table-cell>
          <table:table-cell table:style-name="ce7"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table:style-name="ce4" office:value-type="string" calcext:value-type="string">
            <text:p>Primes</text:p>
          </table:table-cell>
          <table:table-cell table:style-name="ce4" office:value-type="string" calcext:value-type="string">
            <text:p>M012</text:p>
          </table:table-cell>
          <table:table-cell table:style-name="ce4" office:value-type="string" calcext:value-type="string">
            <text:p>OP04</text:p>
          </table:table-cell>
          <table:table-cell table:style-name="ce4" office:value-type="string" calcext:value-type="string">
            <text:p>org.pitest.mutationtest.engine.gregor.mutators.NegateConditionalsMutator</text:p>
          </table:table-cell>
          <table:table-cell table:style-name="ce4" office:value-type="string" calcext:value-type="string">
            <text:p>nextPrime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rimesGrok_COC4Test, PrimesGrok_POT3Test</text:p>
          </table:table-cell>
          <table:table-cell table:style-name="ce4" office:value-type="string" calcext:value-type="string">
            <text:p>PrimesQwen_POT2Test, PrimesGrok_FS4Test, PrimesQwen_OS3Test, PrimesGrok_ZS5Test, PrimesGrok_FS1Test, PrimesGrok_COC1Test, PrimesGrok_ZS2Test, PrimesGrok_ZS1Test, PrimesLlama_COC1Test, PrimesGrok_FS5Test, PrimesGrok_FS2Test, PrimesLlama_POT5Test, PrimesQwen_FS4Test, PrimesGrok_OS2Test, PrimesGrok_FS3Test, PrimesLlama_POT1Test, PrimesQwen_OS5Test, PrimesQwen_ZS5Test, PrimesGrok_OS1Test, PrimesQwen_ZS1Test, PrimesGrok_POT4Test, PrimesGrok_OS5Test, PrimesQwen_FS5Test, PrimesLlama_POT3Test, PrimesQwen_FS3Test, PrimesQwen_ZS3Test, PrimesQwen_OS1Test, PrimesLlama_POT2Test</text:p>
          </table:table-cell>
          <table:table-cell table:style-name="ce4" office:value-type="string" calcext:value-type="string">
            <text:p>PrimesLlama_ZS1Test, PrimesLlama_OS3Test, PrimesQwen_ZS2Test, PrimesQwen_ZS4Test, PrimesLlama_ZS5Test, PrimesLlama_ZS2Test, PrimesLlama_FS2Test, PrimesLlama_OS5Test, PrimesLlama_FS4Test, PrimesLlama_OS2Test, PrimesLlama_FS3Test, PrimesLlama_FS5Test, PrimesLlama_ZS3Test, PrimesLlama_OS4Test</text:p>
          </table:table-cell>
          <table:table-cell table:style-name="ce7" table:number-columns-repeated="44"/>
        </table:table-row>
        <table:table-row table:style-name="ro5">
          <table:table-cell table:style-name="ce4" office:value-type="string" calcext:value-type="string">
            <text:p>Primes</text:p>
          </table:table-cell>
          <table:table-cell table:style-name="ce4" office:value-type="string" calcext:value-type="string">
            <text:p>M013</text:p>
          </table:table-cell>
          <table:table-cell table:style-name="ce4" office:value-type="string" calcext:value-type="string">
            <text:p>OP04</text:p>
          </table:table-cell>
          <table:table-cell table:style-name="ce4" office:value-type="string" calcext:value-type="string">
            <text:p>org.pitest.mutationtest.engine.gregor.mutators.NegateConditionalsMutator</text:p>
          </table:table-cell>
          <table:table-cell table:style-name="ce4" office:value-type="string" calcext:value-type="string">
            <text:p>nextPrime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rimesQwen_POT2Test, PrimesGrok_ZS5Test, PrimesGrok_COC1Test, PrimesGrok_ZS2Test, PrimesGrok_OS2Test, PrimesGrok_COC4Test, PrimesQwen_FS3Test, PrimesGrok_POT3Test</text:p>
          </table:table-cell>
          <table:table-cell table:style-name="ce4" office:value-type="string" calcext:value-type="string">
            <text:p>PrimesGrok_POT4Test</text:p>
          </table:table-cell>
          <table:table-cell table:style-name="ce4" office:value-type="string" calcext:value-type="string">
            <text:p>PrimesGrok_FS4Test, PrimesLlama_ZS1Test, PrimesQwen_OS3Test, PrimesGrok_FS1Test, PrimesLlama_OS3Test, PrimesQwen_ZS2Test, PrimesQwen_ZS4Test, PrimesLlama_ZS5Test, PrimesGrok_ZS1Test, PrimesLlama_ZS2Test, PrimesLlama_COC1Test, PrimesGrok_FS5Test, PrimesGrok_FS2Test, PrimesLlama_POT5Test, PrimesLlama_FS2Test, PrimesLlama_OS5Test, PrimesLlama_FS4Test, PrimesQwen_FS4Test, PrimesLlama_OS2Test, PrimesGrok_FS3Test, PrimesLlama_POT1Test, PrimesQwen_OS5Test, PrimesQwen_ZS5Test, PrimesGrok_OS1Test, PrimesQwen_ZS1Test, PrimesGrok_OS5Test, PrimesLlama_FS3Test, PrimesQwen_FS5Test, PrimesLlama_FS5Test, PrimesLlama_POT3Test, PrimesLlama_ZS3Test, PrimesLlama_OS4Test, PrimesQwen_ZS3Test, PrimesQwen_OS1Test, PrimesLlama_POT2Test</text:p>
          </table:table-cell>
          <table:table-cell table:style-name="ce7"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mesQwen_POT2Test, PrimesGrok_FS4Test, PrimesQwen_OS3Test, PrimesGrok_ZS5Test, PrimesGrok_FS1Test, PrimesGrok_COC1Test, PrimesGrok_ZS2Test, PrimesGrok_ZS1Test, PrimesLlama_COC1Test, PrimesGrok_FS5Test, PrimesGrok_FS2Test, PrimesLlama_POT5Test, PrimesQwen_FS4Test, PrimesGrok_OS2Test, PrimesGrok_FS3Test, PrimesLlama_POT1Test, PrimesQwen_OS5Test, PrimesQwen_ZS5Test, PrimesGrok_OS1Test, PrimesQwen_ZS1Test, PrimesGrok_POT4Test, PrimesGrok_OS5Test, PrimesGrok_COC4Test, PrimesQwen_FS5Test, PrimesLlama_POT3Test, PrimesQwen_FS3Test, PrimesQwen_ZS3Test, PrimesGrok_POT3Test, PrimesQwen_OS1Test, PrimesLlama_POT2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mesLlama_ZS1Test, PrimesLlama_OS3Test, PrimesQwen_ZS2Test, PrimesQwen_ZS4Test, PrimesLlama_ZS5Test, PrimesLlama_ZS2Test, PrimesLlama_FS2Test, PrimesLlama_OS5Test, PrimesLlama_FS4Test, PrimesLlama_OS2Test, PrimesLlama_FS3Test, PrimesLlama_FS5Test, PrimesLlama_ZS3Test, PrimesLlama_OS4Test</text:p>
          </table:table-cell>
          <table:table-cell table:number-columns-repeated="44"/>
        </table:table-row>
        <table:table-row table:style-name="ro6">
          <table:table-cell office:value-type="string" calcext:value-type="string">
            <text:p>Primes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nextPri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esGrok_COC1Test, PrimesGrok_POT4Test, PrimesGrok_COC4Test, PrimesQwen_FS3Test, PrimesGrok_POT3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OS5Test, PrimesLlama_FS3Test, PrimesQwen_FS5Test, PrimesLlama_FS5Test, PrimesLlama_POT3Test, PrimesLlama_ZS3Test, PrimesLlama_OS4Test, PrimesQwen_ZS3Test, PrimesQwen_OS1Test, PrimesLlama_POT2Test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nextPr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7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nextPri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8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nextPri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Grok_COC1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POT4Test, PrimesGrok_OS5Test, PrimesLlama_FS3Test, PrimesGrok_COC4Test, PrimesQwen_FS5Test, PrimesLlama_FS5Test, PrimesLlama_POT3Test, PrimesQwen_FS3Test, PrimesLlama_ZS3Test, PrimesLlama_OS4Test, PrimesQwen_ZS3Test, PrimesGrok_POT3Test, PrimesQwen_OS1Test, PrimesLlama_POT2T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Primes</text:p>
          </table:table-cell>
          <table:table-cell office:value-type="string" calcext:value-type="string">
            <text:p>M019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nextPri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mesQwen_POT2Test, PrimesGrok_FS4Test, PrimesQwen_OS3Test, PrimesGrok_ZS5Test, PrimesGrok_FS1Test, PrimesGrok_COC1Test, PrimesGrok_ZS2Test, PrimesGrok_ZS1Test, PrimesLlama_COC1Test, PrimesGrok_FS5Test, PrimesGrok_FS2Test, PrimesLlama_POT5Test, PrimesQwen_FS4Test, PrimesGrok_OS2Test, PrimesGrok_FS3Test, PrimesLlama_POT1Test, PrimesQwen_OS5Test, PrimesQwen_ZS5Test, PrimesGrok_OS1Test, PrimesQwen_ZS1Test, PrimesGrok_POT4Test, PrimesGrok_OS5Test, PrimesGrok_COC4Test, PrimesQwen_FS5Test, PrimesLlama_POT3Test, PrimesQwen_FS3Test, PrimesQwen_ZS3Test, PrimesGrok_POT3Test, PrimesQwen_OS1Test, PrimesLlama_POT2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mesLlama_ZS1Test, PrimesLlama_OS3Test, PrimesQwen_ZS2Test, PrimesQwen_ZS4Test, PrimesLlama_ZS5Test, PrimesLlama_ZS2Test, PrimesLlama_FS2Test, PrimesLlama_OS5Test, PrimesLlama_FS4Test, PrimesLlama_OS2Test, PrimesLlama_FS3Test, PrimesLlama_FS5Test, PrimesLlama_ZS3Test, PrimesLlama_OS4Test</text:p>
          </table:table-cell>
          <table:table-cell table:number-columns-repeated="44"/>
        </table:table-row>
        <table:table-row table:style-name="ro7">
          <table:table-cell office:value-type="string" calcext:value-type="string">
            <text:p>Primes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nextPri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esGrok_COC1Test, PrimesGrok_POT4Test, PrimesGrok_COC4Test, PrimesQwen_FS3Test, PrimesGrok_POT3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mesQwen_POT2Test, PrimesGrok_FS4Test, PrimesLlama_ZS1Test, PrimesQwen_OS3Test, PrimesGrok_ZS5Test, PrimesGrok_FS1Test, PrimesLlama_OS3Test, PrimesQwen_ZS2Test, PrimesQwen_ZS4Test, PrimesLlama_ZS5Test, PrimesGrok_ZS2Test, PrimesGrok_ZS1Test, PrimesLlama_ZS2Test, PrimesLlama_COC1Test, PrimesGrok_FS5Test, PrimesGrok_FS2Test, PrimesLlama_POT5Test, PrimesLlama_FS2Test, PrimesLlama_OS5Test, PrimesLlama_FS4Test, PrimesQwen_FS4Test, PrimesLlama_OS2Test, PrimesGrok_OS2Test, PrimesGrok_FS3Test, PrimesLlama_POT1Test, PrimesQwen_OS5Test, PrimesQwen_ZS5Test, PrimesGrok_OS1Test, PrimesQwen_ZS1Test, PrimesGrok_OS5Test, PrimesLlama_FS3Test, PrimesQwen_FS5Test, PrimesLlama_FS5Test, PrimesLlama_POT3Test, PrimesLlama_ZS3Test, PrimesLlama_OS4Test, PrimesQwen_ZS3Test, PrimesQwen_OS1Test, PrimesLlama_POT2Test</text:p>
          </table:table-cell>
          <table:table-cell table:number-columns-repeated="44"/>
        </table:table-row>
      </table:table>
      <table:named-expressions/>
      <table:database-ranges>
        <table:database-range table:name="__Anonymous_Sheet_DB__0" table:target-range-address="'report-Primes'.H1:'report-Primes'.H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15:56:43.045006903</dc:date>
    <meta:editing-duration>PT16M35S</meta:editing-duration>
    <meta:editing-cycles>3</meta:editing-cycles>
    <meta:generator>LibreOffice/24.2.7.2$Linux_X86_64 LibreOffice_project/420$Build-2</meta:generator>
    <meta:document-statistic meta:table-count="1" meta:cell-count="273" meta:object-count="0"/>
  </office:meta>
</office:document-meta>
</file>